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TablePreview1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4.134cm" fo:min-width="10.532cm"/>
    </style:style>
    <style:style style:name="gr3" style:family="graphic" style:parent-style-name="standard">
      <style:graphic-properties draw:textarea-horizontal-align="justify" draw:textarea-vertical-align="middle" draw:auto-grow-height="false" fo:min-height="3.144cm" fo:min-width="8.27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3.144cm" fo:min-width="3.32cm"/>
    </style:style>
    <style:style style:name="gr6" style:family="graphic" style:parent-style-name="standard">
      <style:graphic-properties draw:textarea-horizontal-align="justify" draw:textarea-vertical-align="middle" draw:auto-grow-height="false" fo:min-height="2.58cm" fo:min-width="2.754cm"/>
    </style:style>
    <style:style style:name="gr7" style:family="graphic" style:parent-style-name="standard">
      <style:graphic-properties draw:fill-color="#ff0000" draw:textarea-horizontal-align="justify" draw:textarea-vertical-align="middle" draw:auto-grow-height="false" fo:min-height="0.6cm" fo:min-width="0.35cm"/>
    </style:style>
    <style:style style:name="gr8" style:family="graphic" style:parent-style-name="standard">
      <style:graphic-properties draw:fill-color="#ffffff" draw:textarea-horizontal-align="justify" draw:textarea-vertical-align="middle" draw:auto-grow-height="false" fo:min-height="12.15cm" fo:min-width="15.3cm"/>
    </style:style>
    <style:style style:name="gr9" style:family="graphic" style:parent-style-name="standard">
      <style:graphic-properties draw:fill-color="#ffffff" draw:textarea-horizontal-align="justify" draw:textarea-vertical-align="middle" draw:auto-grow-height="false" fo:min-height="5.832cm" fo:min-width="11.24cm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subtitle">
      <style:graphic-properties draw:fill-color="#ffffff" fo:min-height="12.179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outline1">
      <style:graphic-properties fo:min-height="11.929cm"/>
    </style:style>
    <style:style style:name="co1" style:family="table-column">
      <style:table-column-properties style:column-width="1.082cm" style:use-optimal-column-width="false"/>
    </style:style>
    <style:style style:name="co2" style:family="table-column">
      <style:table-column-properties style:column-width="1.092cm" style:use-optimal-column-width="false"/>
    </style:style>
    <style:style style:name="ro1" style:family="table-row">
      <style:table-row-properties style:row-height="0.987cm"/>
    </style:style>
    <style:style style:name="ro2" style:family="table-row">
      <style:table-row-properties style:row-height="0.988cm"/>
    </style:style>
    <style:style style:name="ce1" style:family="table-cell">
      <loext:graphic-properties draw:fill="none"/>
      <style:paragraph-properties fo:border="0.03pt solid #111111"/>
      <style:text-properties fo:font-size="18pt" style:font-size-asian="18pt" style:font-size-complex="18pt"/>
    </style:style>
    <style:style style:name="ce2" style:family="table-cell">
      <loext:graphic-properties draw:fill="none"/>
      <style:paragraph-properties fo:border="0.03pt solid #111111"/>
      <style:text-properties fo:font-size="18pt" fo:font-weight="bold" style:font-size-asian="18pt" style:font-weight-asian="bold" style:font-size-complex="18pt" style:font-weight-complex="bold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0000"/>
      <style:paragraph-properties fo:text-align="center"/>
    </style:style>
    <style:style style:name="P6" style:family="paragraph">
      <style:text-properties fo:font-size="18pt" fo:font-weight="bold" style:font-size-asian="18pt" style:font-weight-asian="bold" style:font-size-complex="18pt" style:font-weight-complex="bold"/>
    </style:style>
    <style:style style:name="T1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Lebersegmentierung - erste Präsentation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Gruppe:<text:line-break/>Robert Brüggemann</text:p>
            <text:p>Thorsten Lucke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Lebersegmentierung - erste Konzept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<text:span text:style-name="T1">Grundlegendes Vorgehen:</text:span><text:line-break/>Region Growing und nutzen des Information aus der Segmentierung einer Schicht für die nächste</text:p>
              </text:list-item>
              <text:list-item>
                <text:p/>
              </text:list-item>
              <text:list-item>
                <text:p>Implementation mit Python + pydicom</text:p>
              </text:list-item>
              <text:list-item>
                <text:p/>
              </text:list-item>
              <text:list-item>
                <text:p><text:span text:style-name="T1">Startschichten:</text:span></text:p>
              </text:list-item>
              <text:list-item>
                <text:p>In der Mitte des Datensatzes, um Probleme mit im 2D geteilter Leber zu vermeiden</text:p>
              </text:list-item>
              <text:list-item>
                <text:p/>
              </text:list-item>
              <text:list-item>
                <text:p>Problem: Start-/Seedpoints</text:p>
              </text:list-item>
              <text:list-item>
                <text:p>→ erste Punkte mittels Userinteraktion setz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Userinteraktion/Startschich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Öffnen von drei Bildschichten aus der Mitte</text:p>
              </text:list-item>
              <text:list-item>
                <text:p/>
              </text:list-item>
              <text:list-item>
                <text:p>Seperates Region Growing auf jeder Schicht</text:p>
              </text:list-item>
              <text:list-item>
                <text:p/>
              </text:list-item>
              <text:list-item>
                <text:p>anschließender Abgleich, um sicher eine möglichst gute Segmentierung zu haben</text:p>
              </text:list-item>
              <text:list-item>
                <text:p/>
              </text:list-item>
              <text:list-item>
                <text:p>→ Basis für weiteres Vorgeh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Übertrag in nächste Schich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Wie bereits vorhandene Segmentierung für nächste Schicht nutzen?</text:p>
              </text:list-item>
              <text:list-item>
                <text:p>→ neue Seeds, aber wo?</text:p>
              </text:list-item>
              <text:list-item>
                <text:p/>
              </text:list-item>
              <text:list-item>
                <text:p>Kante: </text:p>
              </text:list-item>
            </text:list>
          </draw:text-box>
        </draw:frame>
        <draw:custom-shape draw:style-name="gr2" draw:text-style-name="P2" draw:layer="layout" svg:width="15.6cm" svg:height="6.2cm" svg:x="6.8cm" svg:y="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2.4cm" svg:height="4.8cm" svg:x="8.4cm" svg:y="12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15.8cm" svg:y1="12cm" svg:x2="15.8cm" svg:y2="12.8cm">
          <text:p/>
        </draw:lin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Übertrag in nächste Schich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Wie bereits vorhandene Segmentierung für nächste Schicht nutzen?</text:p>
              </text:list-item>
              <text:list-item>
                <text:p>→ neue Seeds, aber wo?</text:p>
              </text:list-item>
              <text:list-item>
                <text:p/>
              </text:list-item>
              <text:list-item>
                <text:p>Mittelpunkt </text:p>
              </text:list-item>
            </text:list>
          </draw:text-box>
        </draw:frame>
        <draw:custom-shape draw:style-name="gr2" draw:text-style-name="P2" draw:layer="layout" svg:width="15.6cm" svg:height="6.2cm" svg:x="6.8cm" svg:y="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5.4cm" svg:height="4.8cm" svg:x="8.4cm" svg:y="12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4.6cm" svg:height="4cm" svg:x="15.2cm" svg:y="13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1.2cm" svg:height="1.2cm" svg:x="14cm" svg:y="1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Übertrag in nächste Schich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Wie bereits vorhandene Segmentierung für nächste Schicht nutzen?</text:p>
              </text:list-item>
              <text:list-item>
                <text:p>→ neue Seeds, aber wo?</text:p>
              </text:list-item>
              <text:list-item>
                <text:p/>
              </text:list-item>
              <text:list-item>
                <text:p>Mittelpunkt </text:p>
              </text:list-item>
            </text:list>
          </draw:text-box>
        </draw:frame>
        <draw:custom-shape draw:style-name="gr8" draw:text-style-name="P2" draw:layer="layout" svg:width="15.8cm" svg:height="12.4cm" svg:x="9.4cm" svg:y="10cm">
          <text:p/>
          <draw:enhanced-geometry svg:viewBox="0 0 21600 21600" draw:type="block-arc" draw:modifiers="180 5400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7" draw:text-style-name="P5" draw:layer="layout" svg:width="1.2cm" svg:height="1.2cm" svg:x="16.6cm" svg:y="13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Übertrag in nächste Schich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Wie bereits vorhandene Segmentierung für nächste Schicht nutzen?</text:p>
              </text:list-item>
              <text:list-item>
                <text:p>→ neue Seeds, aber wo?</text:p>
              </text:list-item>
              <text:list-item>
                <text:p/>
              </text:list-item>
              <text:list-item>
                <text:p>Seeds</text:p>
              </text:list-item>
              <text:list-item>
                <text:p>aus</text:p>
              </text:list-item>
              <text:list-item>
                <text:p>Gitter</text:p>
              </text:list-item>
            </text:list>
          </draw:text-box>
        </draw:frame>
        <draw:custom-shape draw:style-name="gr9" draw:text-style-name="P2" draw:layer="layout" svg:width="16.6cm" svg:height="8.6cm" svg:x="7.6cm" svg:y="11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standard" draw:layer="layout" svg:width="17.321cm" svg:height="15.792cm" svg:x="7.141cm" svg:y="9.17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2">
              <table:table-cell/>
              <table:table-cell/>
              <table:table-cell/>
              <table:table-cell/>
              <table:table-cell>
                <text:p text:style-name="P6">.</text:p>
              </table:table-cell>
              <table:table-cell>
                <text:p text:style-name="P6">.</text:p>
              </table:table-cell>
              <table:table-cell>
                <text:p text:style-name="P6">.</text:p>
              </table:table-cell>
              <table:table-cell>
                <text:p text:style-name="P6">.</text:p>
              </table:table-cell>
              <table:table-cell>
                <text:p text:style-name="P6">.</text:p>
              </table:table-cell>
              <table:table-cell>
                <text:p text:style-name="P6">.</text:p>
              </table:table-cell>
              <table:table-cell>
                <text:p text:style-name="P6">.</text:p>
              </table:table-cell>
              <table:table-cell>
                <text:p text:style-name="P6">.</text:p>
              </table:table-cell>
              <table:table-cell/>
              <table:table-cell/>
              <table:table-cell/>
              <table:table-cell table:style-name="ce1"/>
            </table:table-row>
            <table:table-row table:style-name="ro1" table:default-cell-style-name="ce2">
              <table:table-cell/>
              <table:table-cell/>
              <table:table-cell>
                <text:p text:style-name="P6">.</text:p>
              </table:table-cell>
              <table:table-cell>
                <text:p text:style-name="P6">.</text:p>
              </table:table-cell>
              <table:table-cell>
                <text:p text:style-name="P6">.</text:p>
              </table:table-cell>
              <table:table-cell>
                <text:p text:style-name="P6">.</text:p>
              </table:table-cell>
              <table:table-cell>
                <text:p text:style-name="P6">.</text:p>
              </table:table-cell>
              <table:table-cell>
                <text:p text:style-name="P6">.</text:p>
              </table:table-cell>
              <table:table-cell>
                <text:p text:style-name="P6">.</text:p>
              </table:table-cell>
              <table:table-cell>
                <text:p text:style-name="P6">.</text:p>
              </table:table-cell>
              <table:table-cell>
                <text:p text:style-name="P6">.</text:p>
              </table:table-cell>
              <table:table-cell>
                <text:p text:style-name="P6">.</text:p>
              </table:table-cell>
              <table:table-cell>
                <text:p text:style-name="P6">.</text:p>
              </table:table-cell>
              <table:table-cell>
                <text:p text:style-name="P6">.</text:p>
              </table:table-cell>
              <table:table-cell/>
              <table:table-cell table:style-name="ce1"/>
            </table:table-row>
            <table:table-row table:style-name="ro1" table:default-cell-style-name="ce2">
              <table:table-cell/>
              <table:table-cell>
                <text:p text:style-name="P6">.</text:p>
              </table:table-cell>
              <table:table-cell>
                <text:p text:style-name="P6">.</text:p>
              </table:table-cell>
              <table:table-cell>
                <text:p text:style-name="P6">.</text:p>
              </table:table-cell>
              <table:table-cell>
                <text:p text:style-name="P6">.</text:p>
              </table:table-cell>
              <table:table-cell>
                <text:p text:style-name="P6">.</text:p>
              </table:table-cell>
              <table:table-cell>
                <text:p text:style-name="P6">.</text:p>
              </table:table-cell>
              <table:table-cell>
                <text:p text:style-name="P6">.</text:p>
              </table:table-cell>
              <table:table-cell>
                <text:p text:style-name="P6">.</text:p>
              </table:table-cell>
              <table:table-cell>
                <text:p text:style-name="P6">.</text:p>
              </table:table-cell>
              <table:table-cell>
                <text:p text:style-name="P6">.</text:p>
              </table:table-cell>
              <table:table-cell>
                <text:p text:style-name="P6">.</text:p>
              </table:table-cell>
              <table:table-cell>
                <text:p text:style-name="P6">.</text:p>
              </table:table-cell>
              <table:table-cell>
                <text:p text:style-name="P6">.</text:p>
              </table:table-cell>
              <table:table-cell>
                <text:p text:style-name="P6">.</text:p>
              </table:table-cell>
              <table:table-cell table:style-name="ce1"/>
            </table:table-row>
            <table:table-row table:style-name="ro1" table:default-cell-style-name="ce2">
              <table:table-cell/>
              <table:table-cell>
                <text:p text:style-name="P6">.</text:p>
              </table:table-cell>
              <table:table-cell>
                <text:p text:style-name="P6">.</text:p>
              </table:table-cell>
              <table:table-cell>
                <text:p text:style-name="P6">.</text:p>
              </table:table-cell>
              <table:table-cell>
                <text:p text:style-name="P6">.</text:p>
              </table:table-cell>
              <table:table-cell>
                <text:p text:style-name="P6">.</text:p>
              </table:table-cell>
              <table:table-cell>
                <text:p text:style-name="P6">.</text:p>
              </table:table-cell>
              <table:table-cell>
                <text:p text:style-name="P6">.</text:p>
              </table:table-cell>
              <table:table-cell>
                <text:p text:style-name="P6">.</text:p>
              </table:table-cell>
              <table:table-cell>
                <text:p text:style-name="P6">.</text:p>
              </table:table-cell>
              <table:table-cell>
                <text:p text:style-name="P6">.</text:p>
              </table:table-cell>
              <table:table-cell>
                <text:p text:style-name="P6">.</text:p>
              </table:table-cell>
              <table:table-cell>
                <text:p text:style-name="P6">.</text:p>
              </table:table-cell>
              <table:table-cell>
                <text:p text:style-name="P6">.</text:p>
              </table:table-cell>
              <table:table-cell>
                <text:p text:style-name="P6">.</text:p>
              </table:table-cell>
              <table:table-cell table:style-name="ce1"/>
            </table:table-row>
            <table:table-row table:style-name="ro1" table:default-cell-style-name="ce2">
              <table:table-cell/>
              <table:table-cell>
                <text:p text:style-name="P6">.</text:p>
              </table:table-cell>
              <table:table-cell>
                <text:p text:style-name="P6">.</text:p>
              </table:table-cell>
              <table:table-cell>
                <text:p text:style-name="P6">.</text:p>
              </table:table-cell>
              <table:table-cell>
                <text:p text:style-name="P6">.</text:p>
              </table:table-cell>
              <table:table-cell>
                <text:p text:style-name="P6">.</text:p>
              </table:table-cell>
              <table:table-cell>
                <text:p text:style-name="P6">.</text:p>
              </table:table-cell>
              <table:table-cell>
                <text:p text:style-name="P6">.</text:p>
              </table:table-cell>
              <table:table-cell>
                <text:p text:style-name="P6">.</text:p>
              </table:table-cell>
              <table:table-cell>
                <text:p text:style-name="P6">.</text:p>
              </table:table-cell>
              <table:table-cell>
                <text:p text:style-name="P6">.</text:p>
              </table:table-cell>
              <table:table-cell>
                <text:p text:style-name="P6">.</text:p>
              </table:table-cell>
              <table:table-cell>
                <text:p text:style-name="P6">.</text:p>
              </table:table-cell>
              <table:table-cell>
                <text:p text:style-name="P6">.</text:p>
              </table:table-cell>
              <table:table-cell>
                <text:p text:style-name="P6">.</text:p>
              </table:table-cell>
              <table:table-cell table:style-name="ce1"/>
            </table:table-row>
            <table:table-row table:style-name="ro1" table:default-cell-style-name="ce2">
              <table:table-cell/>
              <table:table-cell/>
              <table:table-cell>
                <text:p text:style-name="P6">.</text:p>
              </table:table-cell>
              <table:table-cell>
                <text:p text:style-name="P6">.</text:p>
              </table:table-cell>
              <table:table-cell>
                <text:p text:style-name="P6">.</text:p>
              </table:table-cell>
              <table:table-cell>
                <text:p text:style-name="P6">.</text:p>
              </table:table-cell>
              <table:table-cell>
                <text:p text:style-name="P6">.</text:p>
              </table:table-cell>
              <table:table-cell>
                <text:p text:style-name="P6">.</text:p>
              </table:table-cell>
              <table:table-cell>
                <text:p text:style-name="P6">.</text:p>
              </table:table-cell>
              <table:table-cell>
                <text:p text:style-name="P6">.</text:p>
              </table:table-cell>
              <table:table-cell>
                <text:p text:style-name="P6">.</text:p>
              </table:table-cell>
              <table:table-cell>
                <text:p text:style-name="P6">.</text:p>
              </table:table-cell>
              <table:table-cell>
                <text:p text:style-name="P6">.</text:p>
              </table:table-cell>
              <table:table-cell>
                <text:p text:style-name="P6">.</text:p>
              </table:table-cell>
              <table:table-cell/>
              <table:table-cell table:style-name="ce1"/>
            </table:table-row>
            <table:table-row table:style-name="ro1" table:default-cell-style-name="ce2">
              <table:table-cell/>
              <table:table-cell/>
              <table:table-cell/>
              <table:table-cell/>
              <table:table-cell>
                <text:p text:style-name="P6">.</text:p>
              </table:table-cell>
              <table:table-cell>
                <text:p text:style-name="P6">.</text:p>
              </table:table-cell>
              <table:table-cell>
                <text:p text:style-name="P6">.</text:p>
              </table:table-cell>
              <table:table-cell>
                <text:p text:style-name="P6">.</text:p>
              </table:table-cell>
              <table:table-cell>
                <text:p text:style-name="P6">.</text:p>
              </table:table-cell>
              <table:table-cell>
                <text:p text:style-name="P6">.</text:p>
              </table:table-cell>
              <table:table-cell>
                <text:p text:style-name="P6">.</text:p>
              </table:table-cell>
              <table:table-cell>
                <text:p text:style-name="P6">.</text:p>
              </table:table-cell>
              <table:table-cell/>
              <table:table-cell/>
              <table:table-cell/>
              <table:table-cell table:style-name="ce1"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Übertrag in nächste Schich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Wenn Region Growing Labels kollidieren</text:p>
              </text:list-item>
              <text:list-item>
                <text:p>→ zu einem zusammenfügen</text:p>
              </text:list-item>
              <text:list-item>
                <text:p/>
              </text:list-item>
              <text:list-item>
                <text:p>Wenn tatsächlicher Split der Leber (im 2D):</text:p>
              </text:list-item>
              <text:list-item>
                <text:p>→ mit 2 Labels weiterarbeiten, beides seperat abhandel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Foliennummer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Foliennummer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Folien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02T09:26:38.700000000</meta:creation-date>
    <dc:date>2018-05-02T10:07:49.250000000</dc:date>
    <meta:editing-duration>PT18M46S</meta:editing-duration>
    <meta:editing-cycles>4</meta:editing-cycles>
    <meta:generator>LibreOffice/5.2.7.2$Windows_x86 LibreOffice_project/2b7f1e640c46ceb28adf43ee075a6e8b8439ed10</meta:generator>
    <meta:document-statistic meta:object-count="64"/>
  </office:meta>
</office:document-meta>
</file>